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nsolas" svg:font-family="Consolas"/>
    <style:font-face style:name="Verdana" svg:font-family="Verdana"/>
  </office:font-face-decls>
  <office:automatic-styles>
    <style:style style:name="P1" style:family="paragraph" style:parent-style-name="Standard">
      <style:paragraph-properties fo:margin-bottom="0.1390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Consola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5" style:family="paragraph" style:parent-style-name="Standard">
      <style:paragraph-properties fo:line-height="115%"/>
      <style:text-properties style:font-name="Consolas" fo:font-size="12.0pt" fo:color="#008800"/>
    </style:style>
    <style:style style:name="P6" style:family="paragraph" style:parent-style-name="Standard">
      <style:paragraph-properties fo:line-height="115%"/>
      <style:text-properties style:font-name="Consolas" fo:font-size="12.0pt" fo:color="#000088"/>
    </style:style>
    <style:style style:name="P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00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8800"/>
    </style:style>
    <style:style style:name="P9" style:family="paragraph" style:parent-style-name="Standard">
      <style:paragraph-properties fo:line-height="115%"/>
      <style:text-properties style:font-name="Arial" fo:font-size="14.0pt" fo:color="#86cd4d"/>
    </style:style>
    <style:style style:name="P10" style:family="paragraph" style:parent-style-name="Standard">
      <style:paragraph-properties fo:line-height="115%"/>
      <style:text-properties style:font-name="Arial" fo:font-size="14.0pt" fo:color="#66b132"/>
    </style:style>
    <style:style style:name="P11" style:family="paragraph" style:parent-style-name="Standard">
      <style:paragraph-properties fo:line-height="115%"/>
      <style:text-properties style:font-name="Consolas" fo:font-size="12.0pt" fo:color="#660066"/>
    </style:style>
    <style:style style:name="P12" style:family="paragraph" style:parent-style-name="Standard">
      <style:paragraph-properties fo:text-indent="0.5000in" fo:line-height="115%"/>
      <style:text-properties style:font-name="Consolas" fo:font-size="12.0pt" fo:color="#000000"/>
    </style:style>
    <style:style style:name="P13" style:family="paragraph" style:parent-style-name="Standard">
      <style:paragraph-properties fo:line-height="115%"/>
      <style:text-properties style:font-name="Consolas" fo:font-size="12.0pt" fo:color="#666600"/>
    </style:style>
    <style:style style:name="P1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666600"/>
    </style:style>
    <style:style style:name="P1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66b132"/>
    </style:style>
    <style:style style:name="P16" style:family="paragraph" style:parent-style-name="Standard">
      <style:paragraph-properties style:line-height-at-least="0.2083in"/>
      <style:text-properties style:font-name="Verdana" fo:font-size="14.0pt" fo:color="#86cd4d"/>
    </style:style>
    <style:style style:name="P17" style:family="paragraph" style:parent-style-name="Standard">
      <style:paragraph-properties fo:line-height="115%"/>
      <style:text-properties style:font-name="Consolas" fo:font-size="14.0pt" fo:color="#86cd4d"/>
    </style:style>
    <style:style style:name="P1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88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font-size="18.0pt" fo:font-size-asian="18.0pt" fo:font-size-complex="18.0pt" fo:color="#66b132"/>
    </style:style>
    <style:style style:name="T5" style:family="text">
      <style:text-properties fo:color="#000000"/>
    </style:style>
    <style:style style:name="T6" style:family="text">
      <style:text-properties fo:color="#000088"/>
    </style:style>
    <style:style style:name="T7" style:family="text">
      <style:text-properties fo:color="#008800"/>
    </style:style>
    <style:style style:name="T8" style:family="text">
      <style:text-properties fo:font-size="14.0pt" fo:font-size-asian="14.0pt" fo:font-size-complex="14.0pt" fo:color="#66b132"/>
    </style:style>
    <style:style style:name="T9" style:family="text">
      <style:text-properties style:font-name="Consolas" fo:font-size="12.0pt" fo:font-size-asian="12.0pt" fo:font-size-complex="12.0pt"/>
    </style:style>
    <style:style style:name="T10" style:family="text">
      <style:text-properties style:font-name="Consolas" fo:font-size="14.0pt" fo:font-size-asian="14.0pt" fo:font-size-complex="14.0pt" fo:color="#66b132"/>
    </style:style>
    <style:style style:name="T11" style:family="text">
      <style:text-properties style:font-name="Arial" fo:font-size="11.0pt" fo:font-size-asian="11.0pt" fo:font-size-complex="11.0pt"/>
    </style:style>
    <style:style style:name="T12" style:family="text">
      <style:text-properties style:font-name="Consolas" fo:font-size="14.0pt" fo:font-size-asian="14.0pt" fo:font-size-complex="14.0pt" fo:color="#86cd4d"/>
    </style:style>
    <style:style style:name="T13" style:family="text">
      <style:text-properties style:font-name="Consolas" fo:font-size="12.0pt" fo:font-size-asian="12.0pt" fo:font-size-complex="12.0pt" fo:color="#666600"/>
    </style:style>
    <style:style style:name="T14" style:family="text">
      <style:text-properties style:font-name="Consolas" fo:font-size="12.0pt" fo:font-size-asian="12.0pt" fo:font-size-complex="12.0pt" fo:color="#66b132"/>
    </style:style>
    <style:style style:name="T15" style:family="text">
      <style:text-properties fo:letter-spacing="0.0000in"/>
    </style:style>
    <style:style style:name="T16" style:family="text">
      <style:text-properties style:font-name="Consolas" fo:font-size="12.0pt" fo:font-size-asian="12.0pt" fo:font-size-complex="12.0pt" fo:color="#000088"/>
    </style:style>
    <style:style style:name="T17" style:family="text">
      <style:text-properties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 1. <text:span text:style-name="T4">r</text:span></text:p>
      <text:list text:style-name="L1">
        <text:list-item>
          <text:p text:style-name="P4">a</text:p>
        </text:list-item>
        <text:list-item>
          <text:p text:style-name="P4">une erreur</text:p>
        </text:list-item>
      </text:list>
      <text:p text:style-name="P2"/>
      <text:p text:style-name="P2"><text:span text:style-name="T1">2 (PHP) - Surlignez <text:s/>la /les <text:s/>bonne réponse(s).</text:span></text:p>
      <text:p text:style-name="P5"><text:span text:style-name="T5">$myVar </text:span><text:span text:style-name="T2">=</text:span><text:span text:style-name="T5"><text:s/></text:span>"checkpoint";</text:p>
      <text:p text:style-name="P3"><text:span text:style-name="T6">if</text:span><text:s/><text:span text:style-name="T2">(</text:span>$myVar <text:span text:style-name="T2">==</text:span><text:s/><text:span text:style-name="T7">"wcs"</text:span><text:span text:style-name="T2">)</text:span><text:s/>{</text:p>
      <text:p text:style-name="P3"><text:tab/>echo <text:span text:style-name="T7">"wcs";</text:span></text:p>
      <text:p text:style-name="P6"><text:span text:style-name="T2">}</text:span><text:span text:style-name="T5"><text:s/></text:span>else<text:span text:style-name="T5"><text:s/>{</text:span></text:p>
      <text:p text:style-name="P3"><text:tab/>echo $myVar;</text:p>
      <text:p text:style-name="P3">}</text:p>
      <text:p text:style-name="P2"/>
      <text:p text:style-name="P2">Quelle est la sortie de ce script ? <text:s/>2.<text:tab/><text:span text:style-name="T8">checkpoint</text:span></text:p>
      <text:p text:style-name="P2"/>
      <text:list text:style-name="L1">
        <text:list-item>
          <text:p text:style-name="P4">wcs</text:p>
        </text:list-item>
        <text:list-item>
          <text:p text:style-name="P4">wcscheckpoint</text:p>
        </text:list-item>
        <text:list-item>
          <text:p text:style-name="P4">checkpointwcs</text:p>
        </text:list-item>
      </text:list>
      <text:p text:style-name="P2"/>
      <text:p text:style-name="P2"><text:span text:style-name="T1">3 (PHP) <text:s/>- Surlignez la /les bonne réponse(s). <text:s/></text:span><text:span text:style-name="T9"><text:tab/></text:span></text:p>
      <text:p text:style-name="P2">Comment récupérer <text:s/>les données d’un formulaire utilisant l’attribut method=”post”. <text:s/><text:span text:style-name="T9">4.</text:span><text:span text:style-name="T10"><text:tab/>$_POST[];</text:span></text:p>
      <text:p text:style-name="P2"/>
      <text:list text:style-name="L1">
        <text:list-item>
          <text:p text:style-name="P7">$_SERVER<text:span text:style-name="T2">[];</text:span></text:p>
        </text:list-item>
        <text:list-item>
          <text:p text:style-name="P7">$_GET<text:span text:style-name="T2">[];</text:span></text:p>
        </text:list-item>
        <text:list-item>
          <text:p text:style-name="P7">$_REQUEST<text:span text:style-name="T2">[];</text:span></text:p>
        </text:list-item>
        <text:list-item>
          <text:p text:style-name="P4"/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 <text:s/><text:span text:style-name="T10">3.<text:tab/>DELETE</text:span></text:p>
      <text:p text:style-name="P2"/>
      <text:list text:style-name="L1">
        <text:list-item>
          <text:p text:style-name="P7">DROP</text:p>
        </text:list-item>
        <text:list-item>
          <text:p text:style-name="P7">TRUNCATE</text:p>
        </text:list-item>
        <text:list-item>
          <text:p text:style-name="P7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3"><text:span text:style-name="T11">Comment peut-on créer un tableau en PHP ? <text:s/></text:span>3.<text:tab/>$fruits <text:span text:style-name="T2">=</text:span><text:s/><text:span text:style-name="T6">array</text:span><text:span text:style-name="T2">[</text:span><text:span text:style-name="T7">"Banana"</text:span><text:span text:style-name="T2">,</text:span><text:s/><text:span text:style-name="T7">"Apple"</text:span><text:span text:style-name="T2">,</text:span><text:s/><text:span text:style-name="T7">"Mango"</text:span><text:span text:style-name="T2">]; </text:span>4.<text:tab/>$fruits <text:span text:style-name="T2">=[</text:span><text:span text:style-name="T7">"Banana"</text:span><text:span text:style-name="T2">,</text:span><text:s/><text:span text:style-name="T7">"Apple"</text:span><text:span text:style-name="T2">,</text:span><text:s/><text:span text:style-name="T7">"Mango"</text:span><text:span text:style-name="T2">];</text:span></text:p>
      <text:p text:style-name="P2"/>
      <text:p text:style-name="P2"/>
      <text:list text:style-name="L1">
        <text:list-item>
          <text:p text:style-name="P8"><text:span text:style-name="T5">$fruits </text:span><text:span text:style-name="T2">=</text:span><text:span text:style-name="T5"><text:s/></text:span><text:span text:style-name="T6">array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 </text:span></text:p>
        </text:list-item>
        <text:list-item>
          <text:p text:style-name="P8"><text:span text:style-name="T5">$fruits </text:span><text:span text:style-name="T2">=</text:span><text:span text:style-name="T5"><text:s/></text:span>"Banana"<text:span text:style-name="T2">,</text:span><text:span text:style-name="T5"><text:s/></text:span>"Apple"<text:span text:style-name="T2">,</text:span><text:span text:style-name="T5"><text:s/></text:span>"Mango";</text:p>
        </text:list-item>
        <text:list-item>
          <text:p text:style-name="P8"><text:span text:style-name="T5">$fruits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2"/>
      <text:p text:style-name="P2">Git init = initialise un projet </text:p>
      <text:p text:style-name="P2">Git add . = ajoute tous les fichiers au repo</text:p>
      <text:p text:style-name="P2">Git commit -m “” = Commente les modifications apportées au dossiers</text:p>
      <text:p text:style-name="P2">Git push origin ____ = Pousse les modification sur la branche du repo distant</text:p>
      <text:p text:style-name="P2"/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2"/>
      <text:p text:style-name="P2">Les balises HTML structure du contenu comme par exemple = &lt;h1&gt;&lt;/h1&gt; pour un titre, &lt;p&gt;&lt;/p&gt; pour les paragraphes ou encore &lt;br&gt; pour sauter un ligne, etc…</text:p>
      <text:p text:style-name="P2">Les attributs complètent les éléments en les définissant plus précisément, il contient presque toujours une valeur, par exemple = &lt;a href =“ <text:s/>“&gt;&lt;/a&gt; HREF est un attribut venant définir le lien de la balise &lt;a&gt;, ou &lt;img src = “ “ &gt; SRC est la encore un attribut venant compléter la balise &lt;img&gt;.</text:p>
      <text:p text:style-name="P2"/>
      <text:p text:style-name="P2"/>
      <text:p text:style-name="P2"/>
      <text:p text:style-name="P2"/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 <text:span text:style-name="T9">5.<text:tab/></text:span><text:span text:style-name="T12">php bin/console doctrine:generate:entities</text:span></text:p>
      <text:p text:style-name="P2"/>
      <text:list text:style-name="L1">
        <text:list-item>
          <text:p text:style-name="P7">php bin/console symfony:database:generate</text:p>
        </text:list-item>
        <text:list-item>
          <text:p text:style-name="P7">php app/console doctrine:database:generate</text:p>
        </text:list-item>
        <text:list-item>
          <text:p text:style-name="P7">php bin/console doctrine:schema:update</text:p>
        </text:list-item>
        <text:list-item>
          <text:p text:style-name="P7">php bin/console database:schema:update</text:p>
        </text:list-item>
        <text:list-item>
          <text:p text:style-name="P7"><text:tab/></text:p>
        </text:list-item>
      </text:list>
      <text:p text:style-name="P2"/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?</text:p>
      <text:p text:style-name="P2"/>
      <text:p text:style-name="P2"/>
      <text:p text:style-name="P9">Doctr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0 (PHP)</text:span></text:p>
      <text:p text:style-name="P2">Quelle est la version majeure actuelle de PHP <text:span text:style-name="T9"><text:tab/></text:span><text:span text:style-name="T12">3.<text:tab/>7</text:span></text:p>
      <text:p text:style-name="P2"/>
      <text:list text:style-name="L1">
        <text:list-item>
          <text:p text:style-name="P7">5</text:p>
        </text:list-item>
        <text:list-item>
          <text:p text:style-name="P7">6</text:p>
        </text:list-item>
        <text:list-item>
          <text:p text:style-name="P7"/>
        </text:list-item>
        <text:list-item>
          <text:p text:style-name="P7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2"/>
      <text:p text:style-name="P10">On trouve des attributs privés ou publics de l’objet de la classe ainsi que des fonctions permettant de gérer l’objet.</text:p>
      <text:p text:style-name="P2"/>
      <text:p text:style-name="P2"/>
      <text:p text:style-name="P2"/>
      <text:p text:style-name="P2"><text:span text:style-name="T1">13 (POO)</text:span></text:p>
      <text:p text:style-name="P11"><text:span text:style-name="T6">class</text:span><text:span text:style-name="T5"><text:s/></text:span>MyClass</text:p>
      <text:p text:style-name="P3">{</text:p>
      <text:p text:style-name="P3"><text:tab/><text:span text:style-name="T6">private</text:span><text:s/>$name;</text:p>
      <text:p text:style-name="P3"/>
      <text:p text:style-name="P6"><text:span text:style-name="T5"><text:tab/></text:span>public<text:span text:style-name="T5"><text:s/></text:span>function<text:span text:style-name="T5"><text:s/>__construct</text:span>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2">}</text:p>
      <text:p text:style-name="P13">} </text:p>
      <text:p text:style-name="P2"/>
      <text:p text:style-name="P2">Que représente ici $this ? De quel type est il ?</text:p>
      <text:p text:style-name="P2"/>
      <text:p text:style-name="P10">$this représente l’objet $name et il est de type string (chaine de caractères)</text:p>
      <text:p text:style-name="P2"/>
      <text:p text:style-name="P2"/>
      <text:p text:style-name="P2"><text:span text:style-name="T1">14 (GIT) - Surlignez la/les bonne réponse(s)</text:span></text:p>
      <text:p text:style-name="P2">Comment créer un nouveau repository local ? <text:span text:style-name="T10"><text:tab/>2.<text:tab/>git init</text:span></text:p>
      <text:p text:style-name="P2"/>
      <text:list text:style-name="L1">
        <text:list-item>
          <text:p text:style-name="P7">git start</text:p>
        </text:list-item>
        <text:list-item>
          <text:p text:style-name="P7">git new origin</text:p>
        </text:list-item>
        <text:list-item>
          <text:p text:style-name="P7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 <text:span text:style-name="T13"><text:tab/></text:span><text:span text:style-name="T14">2.<text:tab/>-&gt; <text:s text:c="4"/>4.<text:tab/>::</text:span></text:p>
      <text:p text:style-name="P2"/>
      <text:list text:style-name="L1">
        <text:list-item>
          <text:p text:style-name="P7">.</text:p>
        </text:list-item>
        <text:list-item>
          <text:p text:style-name="P14"/>
        </text:list-item>
        <text:list-item>
          <text:p text:style-name="P7">=</text:p>
        </text:list-item>
        <text:list-item>
          <text:p text:style-name="P15"><text:tab/>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16"><text:span text:style-name="T15">La balise &lt;form&gt; déclare une zone de formulaire dans laquelle les utilisateurs peuvent saisir des informations qui pourront par la suite être récupérées et traitées côté serveur.</text:span></text:p>
      <text:p text:style-name="P16"><text:span text:style-name="T15">Pour que le formulaire puisse être envoyé il faut qu'il soit soumis, </text:span></text:p>
      <text:p text:style-name="P16"><text:span text:style-name="T15">soit à l'aide de la balise input : &lt;input type="submit" .../&gt; </text:span></text:p>
      <text:p text:style-name="P16"><text:span text:style-name="T15">soit à l'aide du javascript en appliquant la fonction "submit()" au formulaire (en se basant sur son identifiant).</text:span></text:p>
      <text:p text:style-name="P16"><text:span text:style-name="T15">Il est important de donner les valeurs adéquates aux principaux attributs de la balise &lt;form&gt; : </text:span></text:p>
      <text:p text:style-name="P16"><text:span text:style-name="T15">    - name : nom du formulaire utilisé pour faire référence à celui-ci. </text:span></text:p>
      <text:p text:style-name="P16"><text:span text:style-name="T15">    - action : indique l'adresse d'envoi des données du formulaire lors de sa soumission. </text:span></text:p>
      <text:p text:style-name="P16"><text:span text:style-name="T15">    - method : indique comment seront transmises les données au serveur ("get" ou "post"). </text:span></text:p>
      <text:p text:style-name="P9"/>
      <text:p text:style-name="P16"><text:span text:style-name="T15">Les éléments utilisés à l'intérieur d'un formulaire sont : </text:span></text:p>
      <text:p text:style-name="P16"><text:span text:style-name="T15">    - </text:span><text:a xlink:type="simple" xlink:href="http://www.startyourdev.com/html/tag-html-balise-button"><text:span text:style-name="T15">&lt;button&gt;</text:span></text:a><text:span text:style-name="T15"> </text:span></text:p>
      <text:p text:style-name="P16"><text:span text:style-name="T15">    - </text:span><text:a xlink:type="simple" xlink:href="http://www.startyourdev.com/html/tag-html-balise-input"><text:span text:style-name="T15">&lt;input&gt;</text:span></text:a><text:span text:style-name="T15"> avec les différents types qui lui sont associés (submit, text, checkbox ...) </text:span></text:p>
      <text:p text:style-name="P16"><text:span text:style-name="T15">    - </text:span><text:a xlink:type="simple" xlink:href="http://www.startyourdev.com/html/tag-html-balise-select"><text:span text:style-name="T15">&lt;select&gt;</text:span></text:a><text:span text:style-name="T15"> </text:span></text:p>
      <text:p text:style-name="P16"><text:span text:style-name="T15">    - </text:span><text:a xlink:type="simple" xlink:href="http://www.startyourdev.com/html/tag-html-balise-textarea"><text:span text:style-name="T15">&lt;textarea&gt;</text:span></text:a><text:span text:style-name="T15"> </text:span></text:p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 <text:span text:style-name="T16"><text:tab/>=====&gt; </text:span></text:p>
      <text:p text:style-name="P17"><text:tab/>2.<text:tab/>class Rectangle extends Polygon</text:p>
      <text:p text:style-name="P2"/>
      <text:p text:style-name="P2"/>
      <text:list text:style-name="L1">
        <text:list-item>
          <text:p text:style-name="P18">class<text:span text:style-name="T5"><text:s/></text:span><text:span text:style-name="T17">Rectangle</text:span><text:span text:style-name="T5"><text:s/></text:span>inherit<text:span text:style-name="T5"><text:s/></text:span><text:span text:style-name="T17">Polygon</text:span></text:p>
        </text:list-item>
        <text:list-item>
          <text:p text:style-name="P18">class<text:span text:style-name="T5"><text:s/></text:span><text:span text:style-name="T17">Polygon</text:span><text:span text:style-name="T5"><text:s/></text:span>implements<text:span text:style-name="T5"><text:s/></text:span><text:span text:style-name="T17">Rectangle</text:span></text:p>
        </text:list-item>
        <text:list-item>
          <text:p text:style-name="P18">class<text:span text:style-name="T5"><text:s/></text:span><text:span text:style-name="T17">Rectangle</text:span><text:span text:style-name="T5"><text:s/></text:span>include<text:span text:style-name="T5"><text:s/></text:span><text:span text:style-name="T17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1</meta:generator>
  </office:meta>
</office:document-meta>
</file>